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Tahoma2" svg:font-family="Tahoma, Lucidasans, 'Lucida Sans', 'Arial Unicode MS'"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paragraph-properties fo:break-before="page"/>
    </style:style>
    <style:style style:name="P5" style:family="paragraph" style:parent-style-name="smallfont" style:master-page-name="Standard">
      <style:paragraph-properties style:page-number="1"/>
    </style:style>
    <style:style style:name="P6" style:family="paragraph" style:parent-style-name="smallfont">
      <style:paragraph-properties fo:break-before="page"/>
    </style:style>
    <style:style style:name="P7" style:family="paragraph" style:parent-style-name="Title-book" style:master-page-name="Index">
      <style:paragraph-properties style:page-number="auto"/>
    </style:style>
    <style:style style:name="P8"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T1"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nter Title</text:p>
      <text:p text:style-name="p"/>
      <text:p text:style-name="P4"/>
      <text:table-of-content text:style-name="Sect1" text:protected="true" text:name="Table of Contents1">
        <text:table-of-content-source text:outline-level="10" text:use-outline-level="false" text:use-index-source-styles="true">
          <text:index-title-template text:style-name="Contents_20_Heading">Contents</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 text:style-name="Title-chapter"/>
          </text:index-source-styles>
          <text:index-source-styles text:outline-level="2">
            <text:index-source-style text:style-name="h1"/>
            <text:index-source-style text:style-name="h1n"/>
          </text:index-source-styles>
          <text:index-source-styles text:outline-level="3">
            <text:index-source-style text:style-name="h2"/>
            <text:index-source-style text:style-name="h2n"/>
          </text:index-source-styles>
        </text:table-of-content-source>
        <text:index-body>
          <text:index-title text:style-name="Sect1" text:name="Table of Contents1_Head">
            <text:p text:style-name="Contents_20_Heading">Contents</text:p>
          </text:index-title>
        </text:index-body>
      </text:table-of-content>
      <text:p text:style-name="smallfont"/>
      <text:p text:style-name="P5"><text:bookmark text:name="_end_of_template_"/></text:p>
      <text:p text:style-name="smallfon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Tahoma2" svg:font-family="Tahoma, Lucidasans, 'Lucida Sans', 'Arial Unicode MS'"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7cm" style:writing-mode="page"/>
      <style:text-properties style:use-window-font-color="true" style:font-name="Times New Roman" fo:font-size="12pt" fo:language="en" fo:country="AU"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2"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3"/>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3"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3"/>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Contents_20_1" style:next-style-name="Standard" style:class="index">
      <style:paragraph-properties fo:margin-left="2.54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8" style:display-name="Contents 8" style:family="paragraph" style:parent-style-name="Contents_20_1" style:next-style-name="Standard" style:class="index">
      <style:paragraph-properties fo:margin-left="2.963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9" style:display-name="Contents 9" style:family="paragraph" style:parent-style-name="Contents_20_1" style:next-style-name="Standard" style:class="index">
      <style:paragraph-properties fo:margin-left="3.387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Title" style:family="paragraph" style:next-style-name="p" style:class="chapter" style:master-page-name="">
      <style:paragraph-properties fo:margin-top="0cm" fo:margin-bottom="0.499cm" fo:text-align="start" style:justify-single-word="false" style:page-number="auto" fo:break-before="page"/>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paragraph-properties style:page-number="auto" fo:break-before="page"/>
      <style:text-properties fo:font-size="20pt"/>
    </style:style>
    <style:style style:name="Title-book" style:family="paragraph" style:parent-style-name="Title" style:next-style-name="p" style:master-page-name="">
      <style:paragraph-properties fo:margin-top="1.401cm" fo:margin-bottom="0cm" style:page-number="auto" fo:break-before="auto" fo:break-after="auto"/>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18cm solid #000000" style:shadow="none"/>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18cm solid #000000" style:shadow="none"/>
    </style:style>
    <style:style style:name="h-exercise" style:family="paragraph" style:parent-style-name="Heading_20_6">
      <style:paragraph-properties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18cm solid #000000" style:shadow="none"/>
    </style:style>
    <style:style style:name="h-reading" style:family="paragraph" style:parent-style-name="Heading_20_6">
      <style:paragraph-properties fo:padding="0.049cm" fo:border-left="none" fo:border-right="none" fo:border-top="none" fo:border-bottom="0.018cm solid #000000" style:shadow="none"/>
    </style:style>
    <style:style style:name="h-reflection" style:family="paragraph" style:parent-style-name="Heading_20_6">
      <style:paragraph-properties fo:padding="0.049cm" fo:border-left="none" fo:border-right="none" fo:border-top="none" fo:border-bottom="0.018cm solid #000000" style:shadow="none"/>
    </style:style>
    <style:style style:name="h-note" style:family="paragraph" style:parent-style-name="Heading_20_6">
      <style:paragraph-properties fo:padding="0.049cm" fo:border-left="none" fo:border-right="none" fo:border-top="none" fo:border-bottom="0.018cm solid #000000" style:shadow="none"/>
    </style:style>
    <style:style style:name="h-slide" style:family="paragraph" style:parent-style-name="Heading_20_6" style:master-page-name="">
      <style:paragraph-properties style:page-number="auto" fo:padding="0.049cm" fo:border-left="none" fo:border-right="none" fo:border-top="none" fo:border-bottom="0.018cm solid #000000"/>
    </style:style>
    <style:style style:name="smallfont" style:family="paragraph" style:master-page-name="">
      <style:paragraph-properties style:page-number="auto"/>
      <style:text-properties fo:font-size="2pt"/>
    </style:style>
    <style:style style:name="h-cd" style:family="paragraph" style:parent-style-name="Heading_20_6" style:master-page-name="">
      <style:paragraph-properties style:page-number="auto" fo:background-color="transparent" fo:padding="0.049cm" fo:border-left="none" fo:border-right="none" fo:border-top="none" fo:border-bottom="0.018cm solid #000000">
        <style:background-image/>
      </style:paragraph-properties>
    </style:style>
    <style:style style:name="h-video" style:family="paragraph" style:parent-style-name="Heading_20_6" style:master-page-name="">
      <style:paragraph-properties style:page-number="auto" fo:padding="0.049cm" fo:border-left="none" fo:border-right="none" fo:border-top="none" fo:border-bottom="0.018cm solid #000000"/>
    </style:style>
    <style:style style:name="h-selfassessment" style:family="paragraph" style:parent-style-name="Heading_20_6" style:master-page-name="">
      <style:paragraph-properties style:page-number="auto" fo:padding="0.049cm" fo:border-left="none" fo:border-right="none" fo:border-top="none" fo:border-bottom="0.018cm solid #000000"/>
    </style:style>
    <style:style style:name="h-audio" style:family="paragraph" style:parent-style-name="Heading_20_6" style:master-page-name="">
      <style:paragraph-properties style:page-number="auto" fo:background-color="transparent" fo:padding="0.049cm" fo:border-left="none" fo:border-right="none" fo:border-top="none" fo:border-bottom="0.018cm solid #000000">
        <style:tab-stops/>
        <style:background-image/>
      </style:paragraph-properties>
    </style:style>
    <style:style style:name="h-presentation" style:family="paragraph" style:parent-style-name="Heading_20_6"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Normal_20__28_Web_29_" style:display-name="Normal (Web)" style:family="paragraph" style:parent-style-name="Standard">
      <style:text-properties fo:color="#000000"/>
    </style:style>
    <style:style style:name="Hidden" style:family="paragraph" style:parent-style-name="p">
      <style:text-properties fo:color="#993366" text:display="true"/>
    </style:style>
    <style:style style:name="Header_20_Body" style:display-name="Header Body" style:family="paragraph" style:parent-style-name="Header" style:list-style-name="WW8Num89">
      <style:paragraph-properties fo:margin-left="-1.201cm" fo:margin-right="0cm" fo:text-indent="0cm" style:auto-text-indent="false">
        <style:tab-stops>
          <style:tab-stop style:position="1.836cm"/>
        </style:tab-stops>
      </style:paragraph-properties>
      <style:text-properties style:font-name="Arial Narrow"/>
    </style:style>
    <style:style style:name="Header_20_Address" style:display-name="Header Address" style:family="paragraph" style:parent-style-name="Standard">
      <style:paragraph-properties fo:margin-top="0.21cm" fo:margin-bottom="0.21cm"/>
      <style:text-properties fo:color="#000000" style:font-name="Arial Narrow" fo:font-size="9pt" style:font-size-asian="9pt"/>
    </style:style>
    <style:style style:name="Head_20_C" style:display-name="Head C" style:family="paragraph">
      <style:paragraph-properties fo:margin-left="1.199cm" fo:margin-right="0cm" fo:margin-top="0.199cm" fo:margin-bottom="0.21cm" fo:orphans="2" fo:widows="2" fo:text-indent="-1.199cm" style:auto-text-indent="false" style:text-autospace="none"/>
      <style:text-properties fo:color="#000000" style:font-name="Times2" fo:font-size="18pt" fo:language="en" fo:country="US" fo:font-style="italic" fo:font-weight="bold" style:font-name-asian="Times New Roman" style:font-size-asian="18pt" style:font-style-asian="italic" style:font-weight-asian="bold" style:font-name-complex="Times New Roman" style:font-size-complex="10pt" style:language-complex="ar" style:country-complex="SA"/>
    </style:style>
    <style:style style:name="Head_20_B" style:display-name="Head B" style:family="paragraph" style:parent-style-name="Head_20_C" style:next-style-name="Head_20_C">
      <style:paragraph-properties fo:margin-top="0.801cm" fo:margin-bottom="0.199cm"/>
      <style:text-properties fo:color="#000000" fo:font-size="24pt" style:font-size-asian="24pt"/>
    </style:style>
    <style:style style:name="Heading2" style:family="paragraph" style:parent-style-name="Standard">
      <style:paragraph-properties fo:text-align="center" style:justify-single-word="false"/>
      <style:text-properties fo:color="#000000" style:font-name="Arial" fo:font-size="14pt" fo:language="en" fo:country="AU" fo:font-weight="bold" style:font-name-asian="Times2" style:font-size-asian="14pt" style:font-weight-asian="bold"/>
    </style:style>
    <style:style style:name="Comment_20_Text" style:display-name="Comment Text" style:family="paragraph" style:parent-style-name="Standard">
      <style:text-properties fo:font-size="10pt" style:font-size-asian="10pt"/>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B1" style:family="paragraph" style:parent-style-name="Standard">
      <style:paragraph-properties fo:margin-top="0.212cm" fo:margin-bottom="0.423cm" fo:hyphenation-ladder-count="no-limit"/>
      <style:text-properties fo:color="#000000" fo:font-size="12pt" fo:language="en" fo:country="AU" style:font-size-asian="12pt" fo:hyphenate="false" fo:hyphenation-remain-char-count="2" fo:hyphenation-push-char-count="2"/>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bi" style:family="text">
      <style:text-properties fo:font-size="11pt" fo:font-style="italic" fo:font-weight="bold" style:font-style-asian="normal" style:font-style-complex="normal"/>
    </style:style>
    <style:style style:name="i-underline" style:family="text">
      <style:text-properties fo:font-size="11pt" fo:font-style="normal" style:text-underline-style="solid" style:text-underline-width="auto" style:text-underline-color="font-color" fo:background-color="transparent" style:font-style-asian="normal" style:font-style-complex="normal"/>
    </style:style>
    <style:style style:name="i-double-underline" style:family="text">
      <style:text-properties fo:font-size="11pt" fo:font-style="normal" style:text-underline-style="solid" style:text-underline-type="double" style:text-underline-width="auto" style:text-underline-color="font-color" fo:background-color="transparent" style:font-style-asian="normal" style:font-style-complex="normal"/>
    </style:style>
    <style:style style:name="WW8Num1z0" style:family="text">
      <style:text-properties style:font-name="Times New Roman" fo:font-size="9pt" style:font-size-asian="9pt" style:font-name-complex="Wingdings" style:font-size-complex="9pt"/>
    </style:style>
    <style:style style:name="WW8Num2z0" style:family="text">
      <style:text-properties style:font-name="Tahoma" fo:font-size="9pt" style:font-size-asian="9pt" style:font-name-complex="Wingdings" style:font-size-complex="9pt"/>
    </style:style>
    <style:style style:name="WW8Num7z0" style:family="text">
      <style:text-properties style:font-name="Times New Roman" fo:font-size="9pt" style:font-size-asian="9pt" style:font-name-complex="Wingdings" style:font-size-complex="9pt"/>
    </style:style>
    <style:style style:name="WW8Num9z0" style:family="text">
      <style:text-properties style:font-name="Times New Roman" fo:font-size="9pt" style:font-size-asian="9pt" style:font-name-complex="Wingdings" style:font-size-complex="9pt"/>
    </style:style>
    <style:style style:name="WW8Num26z0" style:family="text">
      <style:text-properties style:font-name="Wingdings"/>
    </style:style>
    <style:style style:name="WW8Num40z0" style:family="text">
      <style:text-properties style:font-name="Symbol"/>
    </style:style>
    <style:style style:name="WW8Num43z0" style:family="text">
      <style:text-properties style:font-name="Symbol"/>
    </style:style>
    <style:style style:name="WW8Num89z0" style:family="text">
      <style:text-properties style:font-name="Symbol"/>
    </style:style>
    <style:style style:name="Default_20_Paragraph_20_Font" style:display-name="Default Paragraph Font" style:family="text"/>
    <style:style style:name="EUnderline" style:family="text" style:parent-style-name="Default_20_Paragraph_20_Font">
      <style:text-properties style:text-underline-style="solid" style:text-underline-width="auto" style:text-underline-color="font-color"/>
    </style:style>
    <style:style style:name="ETitle" style:family="text" style:parent-style-name="Default_20_Paragraph_20_Font">
      <style:text-properties fo:font-weight="bold" style:font-weight-asian="bold" style:font-weight-complex="normal"/>
    </style:style>
    <style:style style:name="Comment_20_Reference" style:display-name="Comment Reference" style:family="text" style:parent-style-name="Default_20_Paragraph_20_Font">
      <style:text-properties fo:font-size="8pt" style:font-size-asian="8pt"/>
    </style:style>
    <style:style style:name="EBold" style:family="text" style:parent-style-name="Default_20_Paragraph_20_Font">
      <style:text-properties fo:font-weight="bold"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list-style style:name="WW8Num1">
      <text:list-level-style-bullet text:level="1" text:style-name="WW8Num1z0" style:num-suffix="." text:bullet-char="●">
        <style:list-level-properties text:min-label-width="0.6cm"/>
        <style:text-properties style:font-name="Times New Roman"/>
      </text:list-level-style-bullet>
      <text:list-level-style-bullet text:level="2" text:style-name="WW8Num1z0" style:num-suffix="." text:bullet-char="●">
        <style:list-level-properties text:min-label-width="0.6cm"/>
        <style:text-properties style:font-name="Times New Roman"/>
      </text:list-level-style-bullet>
      <text:list-level-style-bullet text:level="3" text:style-name="WW8Num1z0" style:num-suffix="." text:bullet-char="●">
        <style:list-level-properties text:min-label-width="0.6cm"/>
        <style:text-properties style:font-name="Times New Roman"/>
      </text:list-level-style-bullet>
      <text:list-level-style-bullet text:level="4" text:style-name="WW8Num1z0" style:num-suffix="." text:bullet-char="●">
        <style:list-level-properties text:min-label-width="0.6cm"/>
        <style:text-properties style:font-name="Times New Roman"/>
      </text:list-level-style-bullet>
      <text:list-level-style-bullet text:level="5" text:style-name="WW8Num1z0" style:num-suffix="." text:bullet-char="●">
        <style:list-level-properties text:min-label-width="0.6cm"/>
        <style:text-properties style:font-name="Times New Roman"/>
      </text:list-level-style-bullet>
      <text:list-level-style-bullet text:level="6" text:style-name="WW8Num1z0" style:num-suffix="." text:bullet-char="●">
        <style:list-level-properties text:min-label-width="0.6cm"/>
        <style:text-properties style:font-name="Times New Roman"/>
      </text:list-level-style-bullet>
      <text:list-level-style-bullet text:level="7" text:style-name="WW8Num1z0" style:num-suffix="." text:bullet-char="●">
        <style:list-level-properties text:min-label-width="0.6cm"/>
        <style:text-properties style:font-name="Times New Roman"/>
      </text:list-level-style-bullet>
      <text:list-level-style-bullet text:level="8" text:style-name="WW8Num1z0" style:num-suffix="." text:bullet-char="●">
        <style:list-level-properties text:min-label-width="0.6cm"/>
        <style:text-properties style:font-name="Times New Roman"/>
      </text:list-level-style-bullet>
      <text:list-level-style-bullet text:level="9" text:style-name="WW8Num1z0" style:num-suffix="." text:bullet-char="●">
        <style:list-level-properties text:min-label-width="0.6cm"/>
        <style:text-properties style:font-name="Times New Roman"/>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599cm" text:min-label-width="0.6cm"/>
        <style:text-properties style:font-name="Tahoma"/>
      </text:list-level-style-bullet>
      <text:list-level-style-bullet text:level="2" text:style-name="WW8Num2z0" style:num-suffix="." text:bullet-char="●">
        <style:list-level-properties text:space-before="0.599cm" text:min-label-width="0.6cm"/>
        <style:text-properties style:font-name="Tahoma"/>
      </text:list-level-style-bullet>
      <text:list-level-style-bullet text:level="3" text:style-name="WW8Num2z0" style:num-suffix="." text:bullet-char="●">
        <style:list-level-properties text:space-before="0.599cm" text:min-label-width="0.6cm"/>
        <style:text-properties style:font-name="Tahoma"/>
      </text:list-level-style-bullet>
      <text:list-level-style-bullet text:level="4" text:style-name="WW8Num2z0" style:num-suffix="." text:bullet-char="●">
        <style:list-level-properties text:space-before="0.599cm" text:min-label-width="0.6cm"/>
        <style:text-properties style:font-name="Tahoma"/>
      </text:list-level-style-bullet>
      <text:list-level-style-bullet text:level="5" text:style-name="WW8Num2z0" style:num-suffix="." text:bullet-char="●">
        <style:list-level-properties text:space-before="0.599cm" text:min-label-width="0.6cm"/>
        <style:text-properties style:font-name="Tahoma"/>
      </text:list-level-style-bullet>
      <text:list-level-style-bullet text:level="6" text:style-name="WW8Num2z0" style:num-suffix="." text:bullet-char="●">
        <style:list-level-properties text:space-before="0.599cm" text:min-label-width="0.6cm"/>
        <style:text-properties style:font-name="Tahoma"/>
      </text:list-level-style-bullet>
      <text:list-level-style-bullet text:level="7" text:style-name="WW8Num2z0" style:num-suffix="." text:bullet-char="●">
        <style:list-level-properties text:space-before="0.599cm" text:min-label-width="0.6cm"/>
        <style:text-properties style:font-name="Tahoma"/>
      </text:list-level-style-bullet>
      <text:list-level-style-bullet text:level="8" text:style-name="WW8Num2z0" style:num-suffix="." text:bullet-char="●">
        <style:list-level-properties text:space-before="0.599cm" text:min-label-width="0.6cm"/>
        <style:text-properties style:font-name="Tahoma"/>
      </text:list-level-style-bullet>
      <text:list-level-style-bullet text:level="9" text:style-name="WW8Num2z0" style:num-suffix="." text:bullet-char="●">
        <style:list-level-properties text:space-before="0.599cm" text:min-label-width="0.6cm"/>
        <style:text-properties style:font-name="Tahoma"/>
      </text:list-level-style-bullet>
      <text:list-level-style-number text:level="10" style:num-suffix="." style:num-format="1">
        <style:list-level-properties text:space-before="6.35cm" text:min-label-width="0.635cm"/>
      </text:list-level-style-number>
    </text:list-style>
    <text:list-style style:name="WW8Num3">
      <text:list-level-style-number text:level="1" style:num-suffix="." style:num-format="a" style:num-letter-sync="true">
        <style:list-level-properties text:space-before="0.599cm" text:min-label-width="0.6cm"/>
      </text:list-level-style-number>
      <text:list-level-style-number text:level="2" style:num-suffix="." style:num-format="a" style:num-letter-sync="true">
        <style:list-level-properties text:space-before="0.599cm" text:min-label-width="0.6cm"/>
      </text:list-level-style-number>
      <text:list-level-style-number text:level="3" style:num-suffix="." style:num-format="a" style:num-letter-sync="true">
        <style:list-level-properties text:space-before="0.599cm" text:min-label-width="0.6cm"/>
      </text:list-level-style-number>
      <text:list-level-style-number text:level="4" style:num-suffix="." style:num-format="a" style:num-letter-sync="true">
        <style:list-level-properties text:space-before="0.599cm" text:min-label-width="0.6cm"/>
      </text:list-level-style-number>
      <text:list-level-style-number text:level="5" style:num-suffix="." style:num-format="a" style:num-letter-sync="true">
        <style:list-level-properties text:space-before="0.599cm" text:min-label-width="0.6cm"/>
      </text:list-level-style-number>
      <text:list-level-style-number text:level="6" style:num-suffix="." style:num-format="a" style:num-letter-sync="true">
        <style:list-level-properties text:space-before="0.599cm" text:min-label-width="0.6cm"/>
      </text:list-level-style-number>
      <text:list-level-style-number text:level="7" style:num-suffix="." style:num-format="a" style:num-letter-sync="true">
        <style:list-level-properties text:space-before="0.599cm" text:min-label-width="0.6cm"/>
      </text:list-level-style-number>
      <text:list-level-style-number text:level="8" style:num-suffix="." style:num-format="a" style:num-letter-sync="true">
        <style:list-level-properties text:space-before="0.599cm" text:min-label-width="0.6cm"/>
      </text:list-level-style-number>
      <text:list-level-style-number text:level="9" style:num-suffix="." style:num-format="a" style:num-letter-sync="true">
        <style:list-level-properties text:space-before="0.599cm" text:min-label-width="0.6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6cm"/>
        <style:text-properties style:font-name="Times New Roman"/>
      </text:list-level-style-bullet>
      <text:list-level-style-bullet text:level="2" text:style-name="WW8Num7z0" style:num-suffix="." text:bullet-char="●">
        <style:list-level-properties text:min-label-width="0.6cm"/>
        <style:text-properties style:font-name="Times New Roman"/>
      </text:list-level-style-bullet>
      <text:list-level-style-bullet text:level="3" text:style-name="WW8Num7z0" style:num-suffix="." text:bullet-char="●">
        <style:list-level-properties text:min-label-width="0.6cm"/>
        <style:text-properties style:font-name="Times New Roman"/>
      </text:list-level-style-bullet>
      <text:list-level-style-bullet text:level="4" text:style-name="WW8Num7z0" style:num-suffix="." text:bullet-char="●">
        <style:list-level-properties text:min-label-width="0.6cm"/>
        <style:text-properties style:font-name="Times New Roman"/>
      </text:list-level-style-bullet>
      <text:list-level-style-bullet text:level="5" text:style-name="WW8Num7z0" style:num-suffix="." text:bullet-char="●">
        <style:list-level-properties text:min-label-width="0.6cm"/>
        <style:text-properties style:font-name="Times New Roman"/>
      </text:list-level-style-bullet>
      <text:list-level-style-bullet text:level="6" text:style-name="WW8Num7z0" style:num-suffix="." text:bullet-char="●">
        <style:list-level-properties text:min-label-width="0.6cm"/>
        <style:text-properties style:font-name="Times New Roman"/>
      </text:list-level-style-bullet>
      <text:list-level-style-bullet text:level="7" text:style-name="WW8Num7z0" style:num-suffix="." text:bullet-char="●">
        <style:list-level-properties text:min-label-width="0.6cm"/>
        <style:text-properties style:font-name="Times New Roman"/>
      </text:list-level-style-bullet>
      <text:list-level-style-bullet text:level="8" text:style-name="WW8Num7z0" style:num-suffix="." text:bullet-char="●">
        <style:list-level-properties text:min-label-width="0.6cm"/>
        <style:text-properties style:font-name="Times New Roman"/>
      </text:list-level-style-bullet>
      <text:list-level-style-bullet text:level="9" text:style-name="WW8Num7z0" style:num-suffix="." text:bullet-char="●">
        <style:list-level-properties text:min-label-width="0.6cm"/>
        <style:text-properties style:font-name="Times New Roman"/>
      </text:list-level-style-bullet>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cm"/>
        <style:text-properties style:font-name="Times New Roman"/>
      </text:list-level-style-bullet>
      <text:list-level-style-bullet text:level="2" text:style-name="WW8Num9z0" style:num-suffix="." text:bullet-char="●">
        <style:list-level-properties text:min-label-width="0.6cm"/>
        <style:text-properties style:font-name="Times New Roman"/>
      </text:list-level-style-bullet>
      <text:list-level-style-bullet text:level="3" text:style-name="WW8Num9z0" style:num-suffix="." text:bullet-char="●">
        <style:list-level-properties text:min-label-width="0.6cm"/>
        <style:text-properties style:font-name="Times New Roman"/>
      </text:list-level-style-bullet>
      <text:list-level-style-bullet text:level="4" text:style-name="WW8Num9z0" style:num-suffix="." text:bullet-char="●">
        <style:list-level-properties text:min-label-width="0.6cm"/>
        <style:text-properties style:font-name="Times New Roman"/>
      </text:list-level-style-bullet>
      <text:list-level-style-bullet text:level="5" text:style-name="WW8Num9z0" style:num-suffix="." text:bullet-char="●">
        <style:list-level-properties text:min-label-width="0.6cm"/>
        <style:text-properties style:font-name="Times New Roman"/>
      </text:list-level-style-bullet>
      <text:list-level-style-bullet text:level="6" text:style-name="WW8Num9z0" style:num-suffix="." text:bullet-char="●">
        <style:list-level-properties text:min-label-width="0.6cm"/>
        <style:text-properties style:font-name="Times New Roman"/>
      </text:list-level-style-bullet>
      <text:list-level-style-bullet text:level="7" text:style-name="WW8Num9z0" style:num-suffix="." text:bullet-char="●">
        <style:list-level-properties text:min-label-width="0.6cm"/>
        <style:text-properties style:font-name="Times New Roman"/>
      </text:list-level-style-bullet>
      <text:list-level-style-bullet text:level="8" text:style-name="WW8Num9z0" style:num-suffix="." text:bullet-char="●">
        <style:list-level-properties text:min-label-width="0.6cm"/>
        <style:text-properties style:font-name="Times New Roman"/>
      </text:list-level-style-bullet>
      <text:list-level-style-bullet text:level="9" text:style-name="WW8Num9z0" style:num-suffix="." text:bullet-char="●">
        <style:list-level-properties text:min-label-width="0.6cm"/>
        <style:text-properties style:font-name="Times New Roman"/>
      </text:list-level-style-bullet>
      <text:list-level-style-number text:level="10" style:num-suffix="." style:num-format="1">
        <style:list-level-properties text:space-before="6.35cm" text:min-label-width="0.635cm"/>
      </text:list-level-style-number>
    </text:list-style>
    <text:list-style style:name="WW8Num10">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5">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min-label-width="1cm"/>
        <style:text-properties style:font-name="Wingdings"/>
      </text:list-level-style-bullet>
      <text:list-level-style-bullet text:level="2" text:style-name="WW8Num26z0" style:num-suffix="." text:bullet-char="">
        <style:list-level-properties text:space-before="1cm" text:min-label-width="1cm"/>
        <style:text-properties style:font-name="Wingdings"/>
      </text:list-level-style-bullet>
      <text:list-level-style-bullet text:level="3" text:style-name="WW8Num26z0" style:num-suffix="." text:bullet-char="">
        <style:list-level-properties text:space-before="2cm" text:min-label-width="1cm"/>
        <style:text-properties style:font-name="Wingdings"/>
      </text:list-level-style-bullet>
      <text:list-level-style-bullet text:level="4" text:style-name="WW8Num26z0" style:num-suffix="." text:bullet-char="">
        <style:list-level-properties text:space-before="3.001cm" text:min-label-width="1cm"/>
        <style:text-properties style:font-name="Wingdings"/>
      </text:list-level-style-bullet>
      <text:list-level-style-bullet text:level="5" text:style-name="WW8Num26z0" style:num-suffix="." text:bullet-char="">
        <style:list-level-properties text:space-before="4.001cm" text:min-label-width="1cm"/>
        <style:text-properties style:font-name="Wingdings"/>
      </text:list-level-style-bullet>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A" style:num-letter-sync="true">
        <style:list-level-properties text:space-before="0.6cm" text:min-label-width="0.6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199cm" text:min-label-width="0.6cm"/>
      </text:list-level-style-number>
      <text:list-level-style-number text:level="4" style:num-suffix="." style:num-format="i">
        <style:list-level-properties text:space-before="1.8cm" text:min-label-width="0.601cm"/>
      </text:list-level-style-number>
      <text:list-level-style-number text:level="5" style:num-suffix="."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199cm" text:min-label-width="0.6cm"/>
      </text:list-level-style-number>
      <text:list-level-style-number text:level="4" style:num-suffix="." style:num-format="i">
        <style:list-level-properties text:space-before="1.8cm" text:min-label-width="0.601cm"/>
      </text:list-level-style-number>
      <text:list-level-style-number text:level="5" style:num-suffix="."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cm"/>
      </text:list-level-style-number>
      <text:list-level-style-number text:level="2" style:num-suffix="." style:num-format="1">
        <style:list-level-properties text:space-before="1cm" text:min-label-width="1cm"/>
      </text:list-level-style-number>
      <text:list-level-style-number text:level="3" style:num-suffix="." style:num-format="1">
        <style:list-level-properties text:space-before="2cm" text:min-label-width="1cm"/>
      </text:list-level-style-number>
      <text:list-level-style-number text:level="4" style:num-suffix="." style:num-format="1">
        <style:list-level-properties text:space-before="3.001cm" text:min-label-width="1cm"/>
      </text:list-level-style-number>
      <text:list-level-style-number text:level="5" style:num-suffix="." style:num-format="1">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prefix="a." style:num-format="a" style:num-letter-sync="true">
        <style:list-level-properties text:space-before="1.199cm" text:min-label-width="0.6cm"/>
      </text:list-level-style-number>
      <text:list-level-style-number text:level="4" style:num-prefix="a." style:num-format="a" style:num-letter-sync="true">
        <style:list-level-properties text:space-before="1.8cm" text:min-label-width="0.601cm"/>
      </text:list-level-style-number>
      <text:list-level-style-number text:level="5" style:num-prefix="a."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I">
        <style:list-level-properties text:min-label-width="0.917cm" text:min-label-distance="0.318cm" fo:text-align="end"/>
      </text:list-level-style-number>
      <text:list-level-style-number text:level="2" style:num-suffix="." style:num-format="A" style:num-letter-sync="true">
        <style:list-level-properties text:space-before="0.599cm" text:min-label-width="0.6cm"/>
      </text:list-level-style-number>
      <text:list-level-style-number text:level="3" style:num-prefix="A." style:num-format="A" style:num-letter-sync="true">
        <style:list-level-properties text:space-before="1.199cm" text:min-label-width="0.6cm"/>
      </text:list-level-style-number>
      <text:list-level-style-number text:level="4" style:num-prefix="A." style:num-format="A" style:num-letter-sync="true">
        <style:list-level-properties text:space-before="1.8cm" text:min-label-width="0.601cm"/>
      </text:list-level-style-number>
      <text:list-level-style-number text:level="5" style:num-prefix="A."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min-label-width="0.6cm"/>
        <style:text-properties style:font-name="Symbol"/>
      </text:list-level-style-bullet>
      <text:list-level-style-bullet text:level="2" text:style-name="WW8Num40z0" style:num-suffix="." text:bullet-char="">
        <style:list-level-properties text:space-before="0.599cm" text:min-label-width="0.6cm"/>
        <style:text-properties style:font-name="Symbol"/>
      </text:list-level-style-bullet>
      <text:list-level-style-bullet text:level="3" text:style-name="WW8Num40z0" style:num-suffix="." text:bullet-char="">
        <style:list-level-properties text:space-before="1.199cm" text:min-label-width="0.6cm"/>
        <style:text-properties style:font-name="Symbol"/>
      </text:list-level-style-bullet>
      <text:list-level-style-bullet text:level="4" text:style-name="WW8Num40z0" style:num-suffix="." text:bullet-char="">
        <style:list-level-properties text:space-before="1.8cm" text:min-label-width="0.601cm"/>
        <style:text-properties style:font-name="Symbol"/>
      </text:list-level-style-bullet>
      <text:list-level-style-bullet text:level="5" text:style-name="WW8Num40z0" style:num-suffix="." text:bullet-char="">
        <style:list-level-properties text:space-before="2.4cm" text:min-label-width="0.6cm"/>
        <style:text-properties style:font-name="Symbol"/>
      </text:list-level-style-bullet>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style:num-suffix="." text:bullet-char="">
        <style:list-level-properties text:min-label-width="0.6cm"/>
        <style:text-properties style:font-name="Symbol"/>
      </text:list-level-style-bullet>
      <text:list-level-style-bullet text:level="2" text:style-name="WW8Num43z0" style:num-suffix="." text:bullet-char="">
        <style:list-level-properties text:space-before="0.599cm" text:min-label-width="0.6cm"/>
        <style:text-properties style:font-name="Symbol"/>
      </text:list-level-style-bullet>
      <text:list-level-style-bullet text:level="3" text:style-name="WW8Num43z0" style:num-suffix="." text:bullet-char="">
        <style:list-level-properties text:space-before="1.199cm" text:min-label-width="0.6cm"/>
        <style:text-properties style:font-name="Symbol"/>
      </text:list-level-style-bullet>
      <text:list-level-style-bullet text:level="4" text:style-name="WW8Num43z0" style:num-suffix="." text:bullet-char="">
        <style:list-level-properties text:space-before="1.8cm" text:min-label-width="0.601cm"/>
        <style:text-properties style:font-name="Symbol"/>
      </text:list-level-style-bullet>
      <text:list-level-style-bullet text:level="5" text:style-name="WW8Num43z0" style:num-suffix="." text:bullet-char="">
        <style:list-level-properties text:space-before="2.4cm" text:min-label-width="0.6cm"/>
        <style:text-properties style:font-name="Symbol"/>
      </text:list-level-style-bullet>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style:num-suffix="." style:num-format="a" style:num-letter-sync="true">
        <style:list-level-properties text:min-label-width="0.6cm"/>
      </text:list-level-style-number>
      <text:list-level-style-number text:level="2" style:num-prefix="a." style:num-format="a" style:num-letter-sync="true">
        <style:list-level-properties text:space-before="0.599cm" text:min-label-width="0.6cm"/>
      </text:list-level-style-number>
      <text:list-level-style-number text:level="3" style:num-prefix="a." style:num-format="a" style:num-letter-sync="true">
        <style:list-level-properties text:space-before="1.199cm" text:min-label-width="0.6cm"/>
      </text:list-level-style-number>
      <text:list-level-style-number text:level="4" style:num-prefix="a." style:num-format="a" style:num-letter-sync="true">
        <style:list-level-properties text:space-before="1.8cm" text:min-label-width="0.601cm"/>
      </text:list-level-style-number>
      <text:list-level-style-number text:level="5" style:num-prefix="a."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5">
      <text:list-level-style-number text:level="1" style:num-suffix="." style:num-format="I">
        <style:list-level-properties text:min-label-width="1cm"/>
      </text:list-level-style-number>
      <text:list-level-style-number text:level="2" style:num-suffix="." style:num-format="I">
        <style:list-level-properties text:space-before="1cm" text:min-label-width="1cm"/>
      </text:list-level-style-number>
      <text:list-level-style-number text:level="3" style:num-suffix="." style:num-format="I">
        <style:list-level-properties text:space-before="2cm" text:min-label-width="1cm"/>
      </text:list-level-style-number>
      <text:list-level-style-number text:level="4" style:num-suffix="." style:num-format="I">
        <style:list-level-properties text:space-before="3.001cm" text:min-label-width="1cm"/>
      </text:list-level-style-number>
      <text:list-level-style-number text:level="5" style:num-suffix="." style:num-format="I">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9">
      <text:list-level-style-number text:level="1" style:num-prefix=" " style:num-suffix=" - " style:num-format="1"/>
      <text:list-level-style-number text:level="2" style:num-suffix=" " style:num-format="1"/>
      <text:list-level-style-number text:level="3" style:num-suffix=" " style:num-format="1" text:display-levels="2"/>
      <text:list-level-style-number text:level="4" style:num-suffix=" " style:num-format="1" text:display-levels="3"/>
      <text:list-level-style-number text:level="5" style:num-suffix=" " style:num-format="1" text:display-levels="4"/>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0">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 style:num-format="1" text:display-levels="4"/>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5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5">
      <text:list-level-style-number text:level="1" style:num-suffix="." style:num-format="a" style:num-letter-sync="true">
        <style:list-level-properties text:min-label-width="1cm"/>
      </text:list-level-style-number>
      <text:list-level-style-number text:level="2" style:num-suffix="." style:num-format="a" style:num-letter-sync="true">
        <style:list-level-properties text:space-before="1cm" text:min-label-width="1cm"/>
      </text:list-level-style-number>
      <text:list-level-style-number text:level="3" style:num-suffix="." style:num-format="a" style:num-letter-sync="true">
        <style:list-level-properties text:space-before="2cm" text:min-label-width="1cm"/>
      </text:list-level-style-number>
      <text:list-level-style-number text:level="4" style:num-suffix="." style:num-format="a" style:num-letter-sync="true">
        <style:list-level-properties text:space-before="3.001cm" text:min-label-width="1cm"/>
      </text:list-level-style-number>
      <text:list-level-style-number text:level="5" style:num-suffix="." style:num-format="a" style:num-letter-sync="true">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7">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suffix="." style:num-format="a" style:num-letter-sync="true">
        <style:list-level-properties text:space-before="1.199cm" text:min-label-width="0.6cm"/>
      </text:list-level-style-number>
      <text:list-level-style-number text:level="4" style:num-suffix="." style:num-format="a" style:num-letter-sync="true">
        <style:list-level-properties text:space-before="1.8cm" text:min-label-width="0.601cm"/>
      </text:list-level-style-number>
      <text:list-level-style-number text:level="5" style:num-suffix="."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8">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suffix="." style:num-format="a" style:num-letter-sync="true">
        <style:list-level-properties text:space-before="1.199cm" text:min-label-width="0.6cm"/>
      </text:list-level-style-number>
      <text:list-level-style-number text:level="4" style:num-suffix="." style:num-format="a" style:num-letter-sync="true">
        <style:list-level-properties text:space-before="1.8cm" text:min-label-width="0.601cm"/>
      </text:list-level-style-number>
      <text:list-level-style-number text:level="5" style:num-suffix="."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0">
      <text:list-level-style-number text:level="1" style:num-suffix="." style:num-format="A" style:num-letter-sync="true">
        <style:list-level-properties text:min-label-width="1cm"/>
      </text:list-level-style-number>
      <text:list-level-style-number text:level="2" style:num-suffix="." style:num-format="A" style:num-letter-sync="true">
        <style:list-level-properties text:space-before="1cm" text:min-label-width="1cm"/>
      </text:list-level-style-number>
      <text:list-level-style-number text:level="3" style:num-suffix="." style:num-format="A" style:num-letter-sync="true">
        <style:list-level-properties text:space-before="2cm" text:min-label-width="1cm"/>
      </text:list-level-style-number>
      <text:list-level-style-number text:level="4" style:num-suffix="." style:num-format="A" style:num-letter-sync="true">
        <style:list-level-properties text:space-before="3.001cm" text:min-label-width="1cm"/>
      </text:list-level-style-number>
      <text:list-level-style-number text:level="5" style:num-suffix="." style:num-format="A" style:num-letter-sync="true">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2">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199cm" text:min-label-width="0.6cm"/>
      </text:list-level-style-number>
      <text:list-level-style-number text:level="4" style:num-suffix="." style:num-format="I">
        <style:list-level-properties text:space-before="1.8cm" text:min-label-width="0.601cm"/>
      </text:list-level-style-number>
      <text:list-level-style-number text:level="5" style:num-suffix="."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4">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199cm" text:min-label-width="0.6cm"/>
      </text:list-level-style-number>
      <text:list-level-style-number text:level="4" style:num-suffix="." style:num-format="I">
        <style:list-level-properties text:space-before="1.8cm" text:min-label-width="0.601cm"/>
      </text:list-level-style-number>
      <text:list-level-style-number text:level="5" style:num-suffix="."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5">
      <text:list-level-style-number text:level="1" style:num-suffix="." style:num-format="1">
        <style:list-level-properties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8cm" text:min-label-width="0.601cm"/>
      </text:list-level-style-number>
      <text:list-level-style-number text:level="5" style:num-suffix="." style:num-format="1">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style:num-suffix="." style:num-format="1">
        <style:list-level-properties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8cm" text:min-label-width="0.601cm"/>
      </text:list-level-style-number>
      <text:list-level-style-number text:level="5" style:num-suffix="." style:num-format="1">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2">
      <text:list-level-style-number text:level="1" style:num-suffix="." style:num-format="I">
        <style:list-level-properties text:min-label-width="0.917cm" text:min-label-distance="0.318cm" fo:text-align="end"/>
      </text:list-level-style-number>
      <text:list-level-style-number text:level="2" style:num-suffix="." style:num-format="A" style:num-letter-sync="true">
        <style:list-level-properties text:space-before="0.599cm" text:min-label-width="0.6cm"/>
      </text:list-level-style-number>
      <text:list-level-style-number text:level="3" style:num-prefix="A." style:num-format="A" style:num-letter-sync="true">
        <style:list-level-properties text:space-before="1.199cm" text:min-label-width="0.6cm"/>
      </text:list-level-style-number>
      <text:list-level-style-number text:level="4" style:num-prefix="A." style:num-format="A" style:num-letter-sync="true">
        <style:list-level-properties text:space-before="1.8cm" text:min-label-width="0.601cm"/>
      </text:list-level-style-number>
      <text:list-level-style-number text:level="5" style:num-prefix="A."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7">
      <text:list-level-style-number text:level="1" style:num-suffix="." style:num-format="1">
        <style:list-level-properties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8cm" text:min-label-width="0.601cm"/>
      </text:list-level-style-number>
      <text:list-level-style-number text:level="5" style:num-suffix="." style:num-format="1">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8">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suffix="." style:num-format="A" style:num-letter-sync="true">
        <style:list-level-properties text:space-before="1.199cm" text:min-label-width="0.6cm"/>
      </text:list-level-style-number>
      <text:list-level-style-number text:level="4" style:num-suffix="." style:num-format="A" style:num-letter-sync="true">
        <style:list-level-properties text:space-before="1.8cm" text:min-label-width="0.601cm"/>
      </text:list-level-style-number>
      <text:list-level-style-number text:level="5" style:num-suffix="."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0">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 style:num-format="1" text:display-levels="4"/>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8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4">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199cm" text:min-label-width="0.6cm"/>
      </text:list-level-style-number>
      <text:list-level-style-number text:level="4" style:num-suffix="." style:num-format="i">
        <style:list-level-properties text:space-before="1.8cm" text:min-label-width="0.601cm"/>
      </text:list-level-style-number>
      <text:list-level-style-number text:level="5" style:num-prefix="i."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5">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6">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prefix="a." style:num-format="a" style:num-letter-sync="true">
        <style:list-level-properties text:space-before="1.199cm" text:min-label-width="0.6cm"/>
      </text:list-level-style-number>
      <text:list-level-style-number text:level="4" style:num-prefix="a." style:num-format="a" style:num-letter-sync="true">
        <style:list-level-properties text:space-before="1.8cm" text:min-label-width="0.601cm"/>
      </text:list-level-style-number>
      <text:list-level-style-number text:level="5" style:num-prefix="a."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7">
      <text:list-level-style-number text:level="1"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9">
      <text:list-level-style-bullet text:level="1" text:style-name="WW8Num89z0" style:num-suffix="." text:bullet-char="">
        <style:list-level-properties text:min-label-width="0.6cm"/>
        <style:text-properties style:font-name="Symbol"/>
      </text:list-level-style-bullet>
      <text:list-level-style-bullet text:level="2" text:style-name="WW8Num89z0" style:num-suffix="." text:bullet-char="">
        <style:list-level-properties text:space-before="0.599cm" text:min-label-width="0.6cm"/>
        <style:text-properties style:font-name="Symbol"/>
      </text:list-level-style-bullet>
      <text:list-level-style-bullet text:level="3" text:style-name="WW8Num89z0" style:num-suffix="." text:bullet-char="">
        <style:list-level-properties text:space-before="1.201cm" text:min-label-width="0.6cm"/>
        <style:text-properties style:font-name="Symbol"/>
      </text:list-level-style-bullet>
      <text:list-level-style-bullet text:level="4" text:style-name="WW8Num89z0" style:num-suffix="." text:bullet-char="">
        <style:list-level-properties text:space-before="1.801cm" text:min-label-width="0.6cm"/>
        <style:text-properties style:font-name="Symbol"/>
      </text:list-level-style-bullet>
      <text:list-level-style-bullet text:level="5" text:style-name="WW8Num89z0" style:num-suffix="." text:bullet-char="">
        <style:list-level-properties text:space-before="2.4cm" text:min-label-width="0.6cm"/>
        <style:text-properties style:font-name="Symbol"/>
      </text:list-level-style-bullet>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0">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prefix="a." style:num-format="a" style:num-letter-sync="true">
        <style:list-level-properties text:space-before="1.199cm" text:min-label-width="0.6cm"/>
      </text:list-level-style-number>
      <text:list-level-style-number text:level="4" style:num-prefix="a." style:num-format="a" style:num-letter-sync="true">
        <style:list-level-properties text:space-before="1.8cm" text:min-label-width="0.601cm"/>
      </text:list-level-style-number>
      <text:list-level-style-number text:level="5" style:num-prefix="a."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2">
      <text:list-level-style-number text:level="1" style:num-prefix=" " style:num-suffix=" - " style:num-format="1"/>
      <text:list-level-style-number text:level="2" style:num-suffix=" " style:num-format="1"/>
      <text:list-level-style-number text:level="3" style:num-suffix=" " style:num-format="1" text:display-levels="2"/>
      <text:list-level-style-number text:level="4" style:num-suffix=" " style:num-format="1" text:display-levels="3"/>
      <text:list-level-style-number text:level="5" style:num-suffix=" " style:num-format="1" text:display-levels="4"/>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95">
      <text:list-level-style-number text:level="1" style:num-format="1" text:start-value="2"/>
      <text:list-level-style-number text:level="2" style:num-suffix=" " style:num-format="1" text:start-value="2"/>
      <text:list-level-style-number text:level="3" style:num-suffix=" " style:num-format="1" text:display-levels="2"/>
      <text:list-level-style-number text:level="4" style:num-suffix=" " style:num-format="1" text:display-levels="3"/>
      <text:list-level-style-number text:level="5" style:num-suffix=" " style:num-format="1" text:display-levels="4"/>
      <text:list-level-style-number text:level="6" style:num-suffix=" " style:num-format="1" text:display-levels="5"/>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text:list-level-style-number text:level="2" style:num-suffix=" " style:num-format="1"/>
      <text:list-level-style-number text:level="3" style:num-suffix=" " style:num-format="1" text:display-levels="2"/>
      <text:list-level-style-number text:level="4" style:num-suffix=" " style:num-format="1" text:display-levels="3"/>
      <text:list-level-style-number text:level="5" style:num-suffix=" " style:num-format="1" text:display-levels="4"/>
      <text:list-level-style-number text:level="6" style:num-suffix=" " style:num-format="1" text:display-levels="5"/>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8">
      <text:list-level-style-number text:level="1" style:num-suffix="." style:num-format="i">
        <style:list-level-properties text:min-label-width="1cm"/>
      </text:list-level-style-number>
      <text:list-level-style-number text:level="2" style:num-suffix="." style:num-format="i">
        <style:list-level-properties text:space-before="1cm" text:min-label-width="1cm"/>
      </text:list-level-style-number>
      <text:list-level-style-number text:level="3" style:num-suffix="." style:num-format="i">
        <style:list-level-properties text:space-before="2cm" text:min-label-width="1cm"/>
      </text:list-level-style-number>
      <text:list-level-style-number text:level="4" style:num-suffix="." style:num-format="i">
        <style:list-level-properties text:space-before="3.001cm" text:min-label-width="1cm"/>
      </text:list-level-style-number>
      <text:list-level-style-number text:level="5" style:num-suffix="." style:num-format="i">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00">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0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0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Word in a Book</text:title></text:p>
            </table:table-cell>
            <table:table-cell table:style-name="BodyFooter.A1" office:value-type="string">
              <text:p text:style-name="P1"><text:span text:style-name="i-b"><text:page-number text:select-page="current">2</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Word in a Book</text:title></text:p>
            </table:table-cell>
            <table:table-cell table:style-name="Table3.A1" office:value-type="string">
              <text:p text:style-name="P1"><text:span text:style-name="i-b"><text:page-number text:select-page="current">2</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Word in a Book</text:title></text:p>
            </table:table-cell>
            <table:table-cell table:style-name="Table4.A1" office:value-type="string">
              <text:p text:style-name="P1"><text:span text:style-name="i-b"><text:page-number text:select-page="current">2</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2</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2</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Word in a Book</text:title></text:p>
            </table:table-cell>
            <table:table-cell table:style-name="Table46.A1" office:value-type="string">
              <text:p text:style-name="P1"><text:span text:style-name="i-b"><text:page-number text:select-page="current">2</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Word in a Book</dc:title>
    <meta:initial-creator>Daniel de Byl</meta:initial-creator>
    <meta:creation-date>2006-08-28T09:11:57</meta:creation-date>
    <dc:creator>Bron Dye</dc:creator>
    <dc:date>2008-09-01T14:56:06</dc:date>
    <meta:printed-by>Pamela Glossop</meta:printed-by>
    <meta:print-date>2006-09-22T09:28:16</meta:print-date>
    <meta:editing-cycles>53</meta:editing-cycles>
    <meta:editing-duration>PT8H15M26S</meta:editing-duration>
    <meta:template xlink:type="simple" xlink:actuate="onRequest" xlink:href="../../../../ice/ice/trunk/test-content/Daniel/test-content/packages/MathType/word/ice-template.ott" xlink:title="ice-template" meta:date="2006-10-26T10:16:24"/>
    <meta:user-defined meta:name="Info 1"/>
    <meta:user-defined meta:name="Info 2"/>
    <meta:user-defined meta:name="Info 3"/>
    <meta:user-defined meta:name="Info 4"/>
    <meta:document-statistic meta:table-count="12" meta:image-count="0" meta:object-count="0" meta:page-count="4" meta:paragraph-count="22" meta:word-count="3" meta:character-count="39"/>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